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list-style-name="LFO2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Normal" style:list-style-name="LFO2" style:family="paragraph"/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list-style-name="LFO3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3" style:family="paragraph"/>
    <style:style style:name="P21" style:parent-style-name="Normal" style:list-style-name="LFO3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3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T27" style:parent-style-name="DefaultParagraphFont" style:family="text">
      <style:text-properties fo:font-weight="bold" style:font-weight-asian="bold" style:font-weight-complex="bold" fo:background-color="#FFFF00"/>
    </style:style>
    <style:style style:name="P28" style:parent-style-name="Normal" style:list-style-name="LFO3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list-style-name="LFO4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4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4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4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4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4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4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5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list-style-name="LFO5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5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5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5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list-style-name="LFO6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6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list-style-name="LFO6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6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list-style-name="LFO7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7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7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list-style-name="LFO8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8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8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8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list-style-name="LFO8" style:family="paragraph"/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list-style-name="LFO9" style:family="paragraph"/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Normal" style:list-style-name="LFO9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Normal" style:list-style-name="LFO9" style:family="paragraph"/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Normal" style:list-style-name="LFO9" style:family="paragraph"/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list-style-name="LFO9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list-style-name="LFO10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list-style-name="LFO10" style:family="paragraph"/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list-style-name="LFO11" style:family="paragraph"/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list-style-name="LFO11" style:family="paragraph"/>
    <style:style style:name="T111" style:parent-style-name="DefaultParagraphFont" style:family="text">
      <style:text-properties fo:font-weight="bold" style:font-weight-asian="bold" style:font-weight-complex="bold"/>
    </style:style>
    <style:style style:name="P112" style:parent-style-name="Normal" style:list-style-name="LFO11" style:family="paragraph"/>
    <style:style style:name="P113" style:parent-style-name="Normal" style:family="paragraph">
      <style:text-properties fo:font-weight="bold" style:font-weight-asian="bold" style:font-weight-complex="bold"/>
    </style:style>
    <style:style style:name="P114" style:parent-style-name="Normal" style:list-style-name="LFO12" style:family="paragraph"/>
    <style:style style:name="T115" style:parent-style-name="DefaultParagraphFont" style:family="text">
      <style:text-properties fo:font-weight="bold" style:font-weight-asian="bold" style:font-weight-complex="bold"/>
    </style:style>
    <style:style style:name="P116" style:parent-style-name="Normal" style:list-style-name="LFO12" style:family="paragraph"/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P120" style:parent-style-name="Normal" style:list-style-name="LFO13" style:family="paragraph"/>
    <style:style style:name="T121" style:parent-style-name="DefaultParagraphFont" style:family="text">
      <style:text-properties fo:font-weight="bold" style:font-weight-asian="bold" style:font-weight-complex="bold"/>
    </style:style>
    <style:style style:name="P122" style:parent-style-name="Normal" style:list-style-name="LFO13" style:family="paragraph"/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Normal" style:list-style-name="LFO13" style:family="paragraph"/>
    <style:style style:name="P125" style:parent-style-name="Normal" style:list-style-name="LFO13" style:family="paragraph"/>
    <style:style style:name="P126" style:parent-style-name="Normal" style:list-style-name="LFO13" style:family="paragraph"/>
    <style:style style:name="P127" style:parent-style-name="Normal" style:list-style-name="LFO13" style:family="paragraph"/>
    <style:style style:name="P128" style:parent-style-name="Normal" style:list-style-name="LFO13" style:family="paragraph"/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list-style-name="LFO14" style:family="paragraph"/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list-style-name="LFO14" style:family="paragraph"/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Normal" style:list-style-name="LFO14" style:family="paragraph"/>
    <style:style style:name="T135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Core Components and Execution Model - Comprehensive Notes</text:p>
      <text:p text:style-name="P2">1. Language Compilers and Compilation Process</text:p>
      <text:list text:style-name="LFO1" text:continue-numbering="true">
        <text:list-item>
          <text:p text:style-name="P3"><text:span text:style-name="T4">Compilation in .NET</text:span><text:s/>follows a two-step process:<text:s/></text:p>
          <text:list text:continue-numbering="true">
            <text:list-item>
              <text:p text:style-name="P5"><text:span text:style-name="T6">Source Code → Intermediate Language (CIL / MSIL)</text:span><text:s/>(Compiled by<text:s/>Language-Specific Compiler, e.g., C# Compiler).</text:p>
            </text:list-item>
            <text:list-item>
              <text:p text:style-name="P7"><text:span text:style-name="T8">Intermediate Language (CIL) → Native Machine Code</text:span><text:s/>(Converted by the Just-In-Time (JIT) Compiler during execution).</text:p>
            </text:list-item>
          </text:list>
        </text:list-item>
      </text:list>
      <text:p text:style-name="P9">C# Compiler</text:p>
      <text:list text:style-name="LFO2" text:continue-numbering="true">
        <text:list-item>
          <text:p text:style-name="P10">The<text:s/><text:span text:style-name="T11">C# Compiler (csc.exe)</text:span><text:s/>translates C# source code into CIL.</text:p>
        </text:list-item>
        <text:list-item>
          <text:p text:style-name="P12">Compilation process:<text:s/></text:p>
          <text:list text:continue-numbering="true">
            <text:list-item>
              <text:p text:style-name="P13">Syntax and semantic analysis</text:p>
            </text:list-item>
            <text:list-item>
              <text:p text:style-name="P14">Code optimization</text:p>
            </text:list-item>
            <text:list-item>
              <text:p text:style-name="P15">Emission of CIL and metadata into an assembly (DLL or EXE).</text:p>
            </text:list-item>
          </text:list>
        </text:list-item>
      </text:list>
      <text:p text:style-name="Normal"><draw:custom-shape svg:x="0in" svg:y="0in" svg:width="43.55903in" svg:height="0.00139in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P16">2. Common Language Runtime (CLR)</text:p>
      <text:p text:style-name="P17">CLR Overview</text:p>
      <text:list text:style-name="LFO3" text:continue-numbering="true">
        <text:list-item>
          <text:p text:style-name="P18"><text:span text:style-name="T19">Core execution engine of .NET applications</text:span>.</text:p>
        </text:list-item>
        <text:list-item>
          <text:p text:style-name="P20">Provides services such as:<text:s/></text:p>
          <text:list text:continue-numbering="true">
            <text:list-item>
              <text:p text:style-name="P21"><text:span text:style-name="T22">Memory<text:s/></text:span><text:span text:style-name="T23">management (Garbage Collection)</text:span></text:p>
            </text:list-item>
            <text:list-item>
              <text:p text:style-name="P24"><text:span text:style-name="T25">Security &amp; Type Safety</text:span></text:p>
            </text:list-item>
            <text:list-item>
              <text:p text:style-name="P26"><text:span text:style-name="T27">Thread Management</text:span></text:p>
            </text:list-item>
            <text:list-item>
              <text:p text:style-name="P28"><text:span text:style-name="T29">Exception Handling</text:span></text:p>
            </text:list-item>
          </text:list>
        </text:list-item>
      </text:list>
      <text:p text:style-name="P30">CLR Components</text:p>
      <text:list text:style-name="LFO4" text:continue-numbering="true">
        <text:list-item>
          <text:p text:style-name="P31"><text:span text:style-name="T32">Class Loader</text:span>: Loads assemblies and classes into memory.</text:p>
        </text:list-item>
        <text:list-item>
          <text:p text:style-name="P33"><text:span text:style-name="T34">MSIL to Native Compiler (JIT)</text:span>: Converts IL to machine code.</text:p>
        </text:list-item>
        <text:list-item>
          <text:p text:style-name="P35"><text:span text:style-name="T36">Code Manager</text:span>: Handles execution flow.</text:p>
        </text:list-item>
        <text:list-item>
          <text:p text:style-name="P37"><text:span text:style-name="T38">Garbage Collector (GC)</text:span>: Manages memory allocation and deallocation.</text:p>
        </text:list-item>
        <text:list-item>
          <text:p text:style-name="P39"><text:span text:style-name="T40">Security Engine</text:span>: Enforces code access security (CAS).</text:p>
        </text:list-item>
        <text:list-item>
          <text:p text:style-name="P41"><text:span text:style-name="T42">Exception Manager</text:span>: Handles exceptions and errors.</text:p>
        </text:list-item>
        <text:list-item>
          <text:p text:style-name="P43"><text:span text:style-name="T44">Thread Support</text:span>: Manages multithreading and parallel execution.</text:p>
        </text:list-item>
      </text:list>
      <text:p text:style-name="Normal"><draw:custom-shape svg:x="0in" svg:y="0in" svg:width="45.51042in" svg:height="0.00139in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45">3.<text:s/>Memory Management in .NET</text:p>
      <text:p text:style-name="P46">Garbage Collection in .NET</text:p>
      <text:list text:style-name="LFO5" text:continue-numbering="true">
        <text:list-item>
          <text:p text:style-name="P47"><text:span text:style-name="T48">Automatic memory management</text:span><text:s/>handled by the<text:s/><text:span text:style-name="T49">Garbage Collector (GC)</text:span>.</text:p>
        </text:list-item>
        <text:list-item>
          <text:p text:style-name="P50"><text:span text:style-name="T51">GC Phases</text:span>:<text:s/></text:p>
          <text:list text:continue-numbering="true">
            <text:list-item>
              <text:p text:style-name="P52"><text:span text:style-name="T53">Mark</text:span>: Identifies objects no longer in use.</text:p>
            </text:list-item>
            <text:list-item>
              <text:p text:style-name="P54"><text:span text:style-name="T55">Sweep</text:span>: Reclaims memory from unreferenced objects.</text:p>
            </text:list-item>
            <text:list-item>
              <text:p text:style-name="P56"><text:span text:style-name="T57">Compact</text:span>: Rearranges memory for better performance.</text:p>
            </text:list-item>
          </text:list>
        </text:list-item>
      </text:list>
      <text:p text:style-name="P58">Generations in GC</text:p>
      <text:list text:style-name="LFO6" text:continue-numbering="true">
        <text:list-item>
          <text:p text:style-name="P59"><text:span text:style-name="T60">Generation 0</text:span>: Short-lived objects (frequent collection).</text:p>
        </text:list-item>
        <text:list-item>
          <text:p text:style-name="P61"><text:span text:style-name="T62">Generation 1</text:span>: Medium-lived objects (collected less often).</text:p>
        </text:list-item>
        <text:list-item>
          <text:p text:style-name="P63"><text:span text:style-name="T64">Generation 2</text:span>: Long-lived objects (collected rarely).</text:p>
        </text:list-item>
        <text:list-item>
          <text:p text:style-name="P65">Large Object Heap (LOH): Holds objects<text:s/>&gt;85KB, cleaned in<text:s/><text:span text:style-name="T66">full GC</text:span><text:s/>cycles.</text:p>
        </text:list-item>
      </text:list>
      <text:p text:style-name="Normal"><draw:custom-shape svg:x="0in" svg:y="0in" svg:width="45.51042in" svg:height="0.00139in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67">4. Common Intermediate Language (CIL) and Common Type System (CTS)</text:p>
      <text:p text:style-name="P68">Common Intermediate Language (CIL / MSIL)</text:p>
      <text:list text:style-name="LFO7" text:continue-numbering="true">
        <text:list-item>
          <text:p text:style-name="P69"><text:span text:style-name="T70">Intermediate Language (IL)</text:span><text:s/>is the output of .NET compilers (C#, VB, F#).</text:p>
        </text:list-item>
        <text:list-item>
          <text:p text:style-name="P71"><text:span text:style-name="T72">IL is platform-independent</text:span>, enabling cross-language interoperability.</text:p>
        </text:list-item>
        <text:list-item>
          <text:p text:style-name="P73"><text:span text:style-name="T74">IL Code Example</text:span>:<text:s/></text:p>
        </text:list-item>
      </text:list>
      <text:p text:style-name="Normal">assembly</text:p>
      <text:p text:style-name="Normal">CopyEdit</text:p>
      <text:p text:style-name="Normal">.method public hidebysig static void Main() cil managed</text:p>
      <text:p text:style-name="Normal">{</text:p>
      <text:p text:style-name="Normal"><text:s text:c="4"/>.entrypoint</text:p>
      <text:p text:style-name="Normal"><text:s text:c="4"/>ldstr "Hello, World!"</text:p>
      <text:p text:style-name="Normal"><text:s text:c="4"/>call void [mscorlib]System.Console::WriteLine(string)</text:p>
      <text:p text:style-name="Normal"><text:s text:c="4"/>ret</text:p>
      <text:p text:style-name="Normal">}</text:p>
      <text:p text:style-name="P75">Common Type System (CTS)</text:p>
      <text:list text:style-name="LFO8" text:continue-numbering="true">
        <text:list-item>
          <text:p text:style-name="P76"><text:span text:style-name="T77">Standardizes data types across .NET languages</text:span><text:s/>to ensure interoperability.</text:p>
        </text:list-item>
        <text:list-item>
          <text:p text:style-name="P78"><text:span text:style-name="T79">Two categories of types</text:span>:<text:s/></text:p>
          <text:list text:continue-numbering="true">
            <text:list-item>
              <text:p text:style-name="P80"><text:span text:style-name="T81">Value Types</text:span><text:s/>(int, float, bool) – Stored in<text:s/><text:span text:style-name="T82">Stack</text:span>.</text:p>
            </text:list-item>
            <text:list-item>
              <text:p text:style-name="P83"><text:span text:style-name="T84">Reference Types</text:span><text:s/>(class, object, delegate) – Stored in<text:s/><text:span text:style-name="T85">Heap</text:span>.</text:p>
            </text:list-item>
          </text:list>
        </text:list-item>
        <text:list-item>
          <text:p text:style-name="P86">Supports<text:s/><text:span text:style-name="T87">inheritance,<text:s/></text:span><text:span text:style-name="T88">polymorphism, and encapsulation</text:span>.</text:p>
        </text:list-item>
      </text:list>
      <text:p text:style-name="Normal"><draw:custom-shape svg:x="0in" svg:y="0in" svg:width="45.51042in" svg:height="0.00139in" draw:id="id3" draw:style-name="a3" draw:name="Horizontal Line 40" text:anchor-type="as-char"><svg:title/><svg:desc/><draw:enhanced-geometry draw:type="non-primitive" svg:viewBox="0 0 21600 21600" draw:enhanced-path="M 0 0 L 21600 0 21600 21600 0 21600 Z N"/></draw:custom-shape></text:p>
      <text:p text:style-name="P89">5. Just-In-Time (JIT) Compilation</text:p>
      <text:p text:style-name="P90">Just-In-Time Compilation Process</text:p>
      <text:list text:style-name="LFO9" text:continue-numbering="true">
        <text:list-item>
          <text:p text:style-name="P91">Converts<text:s/><text:span text:style-name="T92">IL code → Native Machine Code</text:span><text:s/>at runtime.</text:p>
        </text:list-item>
        <text:list-item>
          <text:p text:style-name="P93"><text:span text:style-name="T94">Types of JIT Compilation</text:span>:<text:s/></text:p>
          <text:list text:continue-numbering="true">
            <text:list-item>
              <text:p text:style-name="P95"><text:span text:style-name="T96">Normal JIT</text:span>: Compiles methods when they are called.</text:p>
            </text:list-item>
            <text:list-item>
              <text:p text:style-name="P97"><text:span text:style-name="T98">Econo JIT</text:span>: Reduces<text:s/>memory usage by discarding compiled code.</text:p>
            </text:list-item>
            <text:list-item>
              <text:p text:style-name="P99"><text:span text:style-name="T100">Pre-JIT (AOT)</text:span>: Compiles the entire application before execution (e.g.,<text:s/><text:span text:style-name="T101">ReadyToRun (R2R)</text:span><text:s/>in .NET 5+).</text:p>
            </text:list-item>
          </text:list>
        </text:list-item>
      </text:list>
      <text:p text:style-name="Normal"><draw:custom-shape svg:x="0in" svg:y="0in" svg:width="43.55903in" svg:height="0.00139in" draw:id="id4" draw:style-name="a4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102">6. Managed Code vs Unmanaged Code</text:p>
      <text:p text:style-name="P103">Managed Code</text:p>
      <text:list text:style-name="LFO10" text:continue-numbering="true">
        <text:list-item>
          <text:p text:style-name="P104">Code executed by the<text:s/><text:span text:style-name="T105">CLR</text:span>, benefiting from automatic memory management, security, and exception handling.</text:p>
        </text:list-item>
        <text:list-item>
          <text:p text:style-name="P106">Examples: C#, VB.NET applications.</text:p>
        </text:list-item>
      </text:list>
      <text:p text:style-name="P107">Unmanaged Code</text:p>
      <text:list text:style-name="LFO11" text:continue-numbering="true">
        <text:list-item>
          <text:p text:style-name="P108">Code<text:s/><text:span text:style-name="T109">executed outside CLR</text:span>, directly interacting with the operating system.</text:p>
        </text:list-item>
        <text:list-item>
          <text:p text:style-name="P110">Written in C, C++, requiring<text:s/><text:span text:style-name="T111">manual memory management</text:span><text:s/>(malloc, free).</text:p>
        </text:list-item>
        <text:list-item>
          <text:p text:style-name="P112">Examples: COM components, Win32 APIs.</text:p>
        </text:list-item>
      </text:list>
      <text:p text:style-name="P113">C# Marshal</text:p>
      <text:list text:style-name="LFO12" text:continue-numbering="true">
        <text:list-item>
          <text:p text:style-name="P114">Used for<text:s/><text:span text:style-name="T115">Interop between Managed &amp; Unmanaged Code</text:span>.</text:p>
        </text:list-item>
        <text:list-item>
          <text:p text:style-name="P116"><text:span text:style-name="T117">Marshal Class</text:span>: Provides methods for working with unmanaged memory, like Marshal.AllocHGlobal(), Marshal.FreeHGlobal().</text:p>
        </text:list-item>
      </text:list>
      <text:p text:style-name="Normal"><draw:custom-shape svg:x="0in" svg:y="0in" svg:width="45.51042in" svg:height="0.00139in" draw:id="id5" draw:style-name="a5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P118">7. Base Class Library (BCL)</text:p>
      <text:p text:style-name="P119">Overview of BCL</text:p>
      <text:list text:style-name="LFO13" text:continue-numbering="true">
        <text:list-item>
          <text:p text:style-name="P120"><text:span text:style-name="T121">Provides fundamental classes and APIs</text:span><text:s/>required for .NET applications.</text:p>
        </text:list-item>
        <text:list-item>
          <text:p text:style-name="P122"><text:span text:style-name="T123">Core namespaces</text:span>:<text:s/></text:p>
          <text:list text:continue-numbering="true">
            <text:list-item>
              <text:p text:style-name="P124">System (Basic types: int, string, DateTime, etc.).</text:p>
            </text:list-item>
            <text:list-item>
              <text:p text:style-name="P125">System.IO (File handling, Streams).</text:p>
            </text:list-item>
            <text:list-item>
              <text:p text:style-name="P126">System.Net (Networking, HTTP).</text:p>
            </text:list-item>
            <text:list-item>
              <text:p text:style-name="P127">System.Linq (LINQ queries).</text:p>
            </text:list-item>
            <text:list-item>
              <text:p text:style-name="P128">System.Threading<text:s/>(Multithreading).</text:p>
            </text:list-item>
          </text:list>
        </text:list-item>
      </text:list>
      <text:p text:style-name="P129">Key Benefits of BCL</text:p>
      <text:list text:style-name="LFO14" text:continue-numbering="true">
        <text:list-item>
          <text:p text:style-name="P130"><text:span text:style-name="T131">Pre-built, reusable functionality</text:span><text:s/>for rapid development.</text:p>
        </text:list-item>
        <text:list-item>
          <text:p text:style-name="P132"><text:span text:style-name="T133">Cross-platform compatibility</text:span><text:s/>with .NET Core and .NET 5+.</text:p>
        </text:list-item>
        <text:list-item>
          <text:p text:style-name="P134"><text:span text:style-name="T135">Encapsulation of OS-specific behavior</text:span>, enabling abstraction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>%2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19T13:02:00Z</meta:creation-date>
    <dc:date>2025-03-20T13:49:00Z</dc:date>
    <meta:template xlink:href="Normal.dotm" xlink:type="simple"/>
    <meta:editing-cycles>3</meta:editing-cycles>
    <meta:editing-duration>PT2100S</meta:editing-duration>
    <meta:document-statistic meta:page-count="1" meta:paragraph-count="7" meta:word-count="586" meta:character-count="3925" meta:row-count="27" meta:non-whitespace-character-count="3346"/>
  </office:meta>
</office:document-meta>
</file>